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b0042" officeooo:paragraph-rsid="000b0042" style:font-size-asian="12pt" style:font-size-complex="12pt"/>
    </style:style>
    <style:style style:name="P2" style:family="paragraph" style:parent-style-name="Standard">
      <style:text-properties fo:font-size="12pt" officeooo:rsid="000b0042" officeooo:paragraph-rsid="000b74ac" style:font-size-asian="12pt" style:font-size-complex="12pt"/>
    </style:style>
    <style:style style:name="P3" style:family="paragraph" style:parent-style-name="Standard">
      <style:text-properties fo:font-size="12pt" officeooo:rsid="000c94c7" officeooo:paragraph-rsid="000c94c7" style:font-size-asian="12pt" style:font-size-complex="12pt"/>
    </style:style>
    <style:style style:name="P4" style:family="paragraph" style:parent-style-name="Standard">
      <style:text-properties fo:font-size="12pt" officeooo:rsid="001ba8be" officeooo:paragraph-rsid="001ba8be" style:font-size-asian="12pt" style:font-size-complex="12pt"/>
    </style:style>
    <style:style style:name="P5" style:family="paragraph" style:parent-style-name="Standard">
      <style:text-properties fo:font-size="12pt" fo:font-weight="normal" officeooo:rsid="001e72c0" officeooo:paragraph-rsid="001e72c0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3pt" officeooo:rsid="00098707" officeooo:paragraph-rsid="00098707" style:font-size-asian="13pt" style:font-size-complex="13pt"/>
    </style:style>
    <style:style style:name="P7" style:family="paragraph" style:parent-style-name="Standard">
      <style:text-properties fo:font-size="13pt" fo:font-weight="bold" officeooo:rsid="00098707" officeooo:paragraph-rsid="00098707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3pt" fo:font-weight="normal" officeooo:rsid="001e72c0" officeooo:paragraph-rsid="001e72c0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normal" officeooo:rsid="0021e694" officeooo:paragraph-rsid="0021e694" style:font-size-asian="13pt" style:font-weight-asian="normal" style:font-size-complex="13pt" style:font-weight-complex="normal"/>
    </style:style>
    <style:style style:name="P10" style:family="paragraph" style:parent-style-name="Standard">
      <style:text-properties fo:font-size="14pt" officeooo:rsid="0014a663" officeooo:paragraph-rsid="0014a663" style:font-size-asian="14pt" style:font-size-complex="14pt"/>
    </style:style>
    <style:style style:name="P11" style:family="paragraph" style:parent-style-name="Standard">
      <style:text-properties fo:font-size="14pt" officeooo:rsid="00189acb" officeooo:paragraph-rsid="00189acb" style:font-size-asian="14pt" style:font-size-complex="14pt"/>
    </style:style>
    <style:style style:name="P12" style:family="paragraph" style:parent-style-name="Standard">
      <style:text-properties fo:font-size="14pt" officeooo:rsid="001ae810" officeooo:paragraph-rsid="001ae810" style:font-size-asian="14pt" style:font-size-complex="14pt"/>
    </style:style>
    <style:style style:name="P13" style:family="paragraph" style:parent-style-name="Standard">
      <style:text-properties fo:font-size="14pt" officeooo:rsid="001ba8be" officeooo:paragraph-rsid="001ba8be" style:font-size-asian="14pt" style:font-size-complex="14pt"/>
    </style:style>
    <style:style style:name="P14" style:family="paragraph" style:parent-style-name="Standard">
      <style:text-properties fo:font-size="14pt" fo:font-weight="bold" officeooo:rsid="00189acb" officeooo:paragraph-rsid="00189acb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1ae810" officeooo:paragraph-rsid="001ae810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1ba8be" officeooo:paragraph-rsid="001ba8be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normal" officeooo:rsid="001e37bb" officeooo:paragraph-rsid="001e37bb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6pt" officeooo:rsid="000c94c7" officeooo:paragraph-rsid="000c94c7" style:font-size-asian="16pt" style:font-size-complex="16pt"/>
    </style:style>
    <style:style style:name="P19" style:family="paragraph" style:parent-style-name="Standard">
      <style:text-properties fo:font-size="16pt" officeooo:rsid="00135dd6" officeooo:paragraph-rsid="00135dd6" style:font-size-asian="16pt" style:font-size-complex="16pt"/>
    </style:style>
    <style:style style:name="P20" style:family="paragraph" style:parent-style-name="Standard">
      <style:text-properties fo:font-size="16pt" officeooo:rsid="0016b23a" officeooo:paragraph-rsid="0016b23a" style:font-size-asian="16pt" style:font-size-complex="16pt"/>
    </style:style>
    <style:style style:name="P21" style:family="paragraph" style:parent-style-name="Standard">
      <style:text-properties fo:font-size="16pt" fo:font-weight="bold" officeooo:rsid="00135dd6" officeooo:paragraph-rsid="00135dd6" style:font-size-asian="16pt" style:font-weight-asian="bold" style:font-size-complex="16pt" style:font-weight-complex="bold"/>
    </style:style>
    <style:style style:name="P22" style:family="paragraph" style:parent-style-name="Standard">
      <style:text-properties fo:font-size="16pt" fo:font-weight="bold" officeooo:rsid="0014a663" officeooo:paragraph-rsid="0014a663" style:font-size-asian="16pt" style:font-weight-asian="bold" style:font-size-complex="16pt" style:font-weight-complex="bold"/>
    </style:style>
    <style:style style:name="P23" style:family="paragraph" style:parent-style-name="Standard">
      <style:text-properties fo:font-size="15pt" officeooo:rsid="001cadc7" officeooo:paragraph-rsid="001cadc7" style:font-size-asian="15pt" style:font-size-complex="15pt"/>
    </style:style>
    <style:style style:name="P24" style:family="paragraph" style:parent-style-name="Standard">
      <style:text-properties fo:font-size="15pt" fo:font-weight="bold" officeooo:rsid="001cadc7" officeooo:paragraph-rsid="001cadc7" style:font-size-asian="15pt" style:font-weight-asian="bold" style:font-size-complex="15pt" style:font-weight-complex="bold"/>
    </style:style>
    <style:style style:name="P25" style:family="paragraph" style:parent-style-name="Standard">
      <style:text-properties fo:font-size="15pt" fo:font-weight="bold" officeooo:rsid="0021e694" officeooo:paragraph-rsid="0021e694" style:font-size-asian="15pt" style:font-weight-asian="bold" style:font-size-complex="15pt" style:font-weight-complex="bold"/>
    </style:style>
    <style:style style:name="P26" style:family="paragraph" style:parent-style-name="Standard">
      <style:text-properties fo:font-size="15pt" fo:font-weight="normal" officeooo:rsid="001e37bb" officeooo:paragraph-rsid="001e37bb" style:font-size-asian="15pt" style:font-weight-asian="normal" style:font-size-complex="15pt" style:font-weight-complex="normal"/>
    </style:style>
    <style:style style:name="P27" style:family="paragraph" style:parent-style-name="Standard">
      <style:text-properties fo:font-size="15pt" fo:font-weight="normal" officeooo:rsid="0021e694" officeooo:paragraph-rsid="0021e694" style:font-size-asian="15pt" style:font-weight-asian="normal" style:font-size-complex="15pt" style:font-weight-complex="normal"/>
    </style:style>
    <style:style style:name="P28" style:family="paragraph" style:parent-style-name="Standard">
      <style:paragraph-properties fo:break-before="page"/>
      <style:text-properties fo:font-size="12pt" fo:font-weight="bold" officeooo:rsid="000b0042" officeooo:paragraph-rsid="000b0042" style:font-size-asian="12pt" style:font-weight-asian="bold" style:font-size-complex="12pt" style:font-weight-complex="bold"/>
    </style:style>
    <style:style style:name="P29" style:family="paragraph" style:parent-style-name="Standard">
      <style:paragraph-properties fo:break-before="page"/>
      <style:text-properties fo:font-size="16pt" fo:font-weight="bold" officeooo:rsid="000c94c7" officeooo:paragraph-rsid="000c94c7" style:font-size-asian="16pt" style:font-weight-asian="bold" style:font-size-complex="16pt" style:font-weight-complex="bold"/>
    </style:style>
    <style:style style:name="P30" style:family="paragraph" style:parent-style-name="Standard">
      <style:paragraph-properties fo:break-before="page"/>
      <style:text-properties fo:font-size="16pt" fo:font-weight="bold" officeooo:rsid="00135dd6" officeooo:paragraph-rsid="00135dd6" style:font-size-asian="16pt" style:font-weight-asian="bold" style:font-size-complex="16pt" style:font-weight-complex="bold"/>
    </style:style>
    <style:style style:name="P31" style:family="paragraph" style:parent-style-name="Standard">
      <style:paragraph-properties fo:break-before="page"/>
      <style:text-properties fo:font-size="16pt" fo:font-weight="bold" officeooo:rsid="0014a663" officeooo:paragraph-rsid="0014a663" style:font-size-asian="16pt" style:font-weight-asian="bold" style:font-size-complex="16pt" style:font-weight-complex="bold"/>
    </style:style>
    <style:style style:name="P32" style:family="paragraph" style:parent-style-name="Standard">
      <style:paragraph-properties fo:break-before="page"/>
      <style:text-properties fo:font-size="16pt" fo:font-weight="bold" officeooo:rsid="0016b23a" officeooo:paragraph-rsid="0016b23a" style:font-size-asian="16pt" style:font-weight-asian="bold" style:font-size-complex="16pt" style:font-weight-complex="bold"/>
    </style:style>
    <style:style style:name="P33" style:family="paragraph" style:parent-style-name="Standard">
      <style:paragraph-properties fo:break-before="page"/>
      <style:text-properties fo:font-size="14pt" fo:font-weight="bold" officeooo:rsid="00189acb" officeooo:paragraph-rsid="00189acb" style:font-size-asian="14pt" style:font-weight-asian="bold" style:font-size-complex="14pt" style:font-weight-complex="bold"/>
    </style:style>
    <style:style style:name="P34" style:family="paragraph" style:parent-style-name="Standard">
      <style:paragraph-properties fo:break-before="page"/>
      <style:text-properties fo:font-size="14pt" fo:font-weight="bold" officeooo:rsid="001ae810" officeooo:paragraph-rsid="001ae810" style:font-size-asian="14pt" style:font-weight-asian="bold" style:font-size-complex="14pt" style:font-weight-complex="bold"/>
    </style:style>
    <style:style style:name="P35" style:family="paragraph" style:parent-style-name="Standard">
      <style:paragraph-properties fo:break-before="page"/>
      <style:text-properties fo:font-size="15pt" fo:font-weight="bold" officeooo:rsid="001e37bb" officeooo:paragraph-rsid="001e37bb" style:font-size-asian="15pt" style:font-weight-asian="bold" style:font-size-complex="15pt" style:font-weight-complex="bold"/>
    </style:style>
    <style:style style:name="P36" style:family="paragraph" style:parent-style-name="Standard">
      <style:paragraph-properties fo:break-before="page"/>
      <style:text-properties fo:font-size="13pt" fo:font-weight="bold" officeooo:rsid="00098707" officeooo:paragraph-rsid="00098707" style:font-size-asian="13pt" style:font-weight-asian="bold" style:font-size-complex="13pt" style:font-weight-complex="bold"/>
    </style:style>
    <style:style style:name="P37" style:family="paragraph" style:parent-style-name="Standard">
      <style:paragraph-properties fo:break-before="page"/>
      <style:text-properties fo:font-size="14pt" fo:font-weight="bold" officeooo:rsid="001e72c0" officeooo:paragraph-rsid="001e72c0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4pt" fo:font-weight="normal" officeooo:rsid="001e37bb" officeooo:paragraph-rsid="001e37bb" style:font-size-asian="14pt" style:font-weight-asian="normal" style:font-size-complex="14pt" style:font-weight-complex="normal"/>
    </style:style>
    <style:style style:name="T1" style:family="text">
      <style:text-properties officeooo:rsid="000e2725"/>
    </style:style>
    <style:style style:name="T2" style:family="text">
      <style:text-properties officeooo:rsid="000f6c8e"/>
    </style:style>
    <style:style style:name="T3" style:family="text">
      <style:text-properties officeooo:rsid="001e3c76"/>
    </style:style>
    <style:style style:name="T4" style:family="text">
      <style:text-properties officeooo:rsid="0024ff8a"/>
    </style:style>
    <style:style style:name="T5" style:family="text">
      <style:text-properties officeooo:rsid="002680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Makefile</text:p>
      <text:p text:style-name="P27"/>
      <text:p text:style-name="P27">CPP = $(addsuffix .cpp, ${dir})</text:p>
      <text:p text:style-name="P27">all:</text:p>
      <text:p text:style-name="P27"><text:tab/>mkdir ${dir} &amp;&amp; touch ${dir}/$(CPP) &amp;&amp; touch ${dir}/input &amp;&amp; cp Makefile2 ${dir}/Makefile</text:p>
      <text:p text:style-name="P27"><text:tab/>echo "#include&lt;cstdio&gt;\n\nint main(){\n\n <text:s text:c="3"/>return 0;\n}" <text:s/>&gt;&gt; ${dir}/$(CPP)</text:p>
      <text:p text:style-name="P27"><text:tab/>cd ${dir} &amp;&amp; vim ${CPP}</text:p>
      <text:p text:style-name="P27"/>
      <text:p text:style-name="P25">Makefile2</text:p>
      <text:p text:style-name="P27"/>
      <text:p text:style-name="P27">all:</text:p>
      <text:p text:style-name="P27"><text:tab/>g++ ${file} -o $(basename ${file}) &amp;&amp; ./$(basename ${file}) &lt; input</text:p>
      <text:p text:style-name="P9"/>
      <text:p text:style-name="P9"/>
      <text:p text:style-name="P36">TARZAN <text:span text:style-name="T2">(DFS)</text:span></text:p>
      <text:p text:style-name="P7"/>
      <text:p text:style-name="P6">#include&lt;cstdio&gt;</text:p>
      <text:p text:style-name="P6">#include&lt;math.h&gt;</text:p>
      <text:p text:style-name="P6"/>
      <text:p text:style-name="P6">const int maxn = 1010;</text:p>
      <text:p text:style-name="P6">int mtx[maxn][maxn];</text:p>
      <text:p text:style-name="P6">int dist_x[maxn];</text:p>
      <text:p text:style-name="P6">int dist_y[maxn];</text:p>
      <text:p text:style-name="P6">int marcado[maxn];</text:p>
      <text:p text:style-name="P6">int n, d;</text:p>
      <text:p text:style-name="P6"/>
      <text:p text:style-name="P6">int dfs(int v){</text:p>
      <text:p text:style-name="P6"><text:s text:c="4"/>marcado[v] = 1;</text:p>
      <text:p text:style-name="P6"><text:s text:c="4"/>for(int i = 1; i&lt;=n; ++i) if (mtx[v][i] &amp;&amp; !marcado[i]) dfs(i);</text:p>
      <text:p text:style-name="P6">}</text:p>
      <text:p text:style-name="P6"/>
      <text:p text:style-name="P6">int main(){</text:p>
      <text:p text:style-name="P6"><text:s text:c="4"/>int x, y;</text:p>
      <text:p text:style-name="P6"><text:s text:c="4"/>int dist;</text:p>
      <text:p text:style-name="P6"/>
      <text:p text:style-name="P6"><text:s text:c="4"/>scanf(" %d %d", &amp;n, &amp;d);</text:p>
      <text:p text:style-name="P6"/>
      <text:p text:style-name="P6"><text:s text:c="4"/>d *= d;</text:p>
      <text:p text:style-name="P6"/>
      <text:p text:style-name="P6"><text:s text:c="4"/>for (int i=1; i&lt;=n; ++i){</text:p>
      <text:p text:style-name="P6"><text:s text:c="7"/>scanf(" %d %d", &amp;x, &amp;y);</text:p>
      <text:p text:style-name="P6"><text:s text:c="7"/>dist_x[i] = x;</text:p>
      <text:p text:style-name="P6"><text:s text:c="7"/>dist_y[i] = y;</text:p>
      <text:p text:style-name="P6"><text:s text:c="4"/>}</text:p>
      <text:p text:style-name="P6"/>
      <text:p text:style-name="P6"><text:s text:c="4"/>for (int i = 1; i&lt;=n; ++i){</text:p>
      <text:p text:style-name="P6"><text:s text:c="8"/>for (int j = 1; j&lt;=n; ++j) mtx[i][j] = mtx[j][i] = 0;</text:p>
      <text:p text:style-name="P6"><text:s text:c="8"/>marcado[i] =0 ;</text:p>
      <text:p text:style-name="P6"><text:s text:c="4"/>}</text:p>
      <text:p text:style-name="P6"/>
      <text:p text:style-name="P6"><text:s text:c="4"/>for(int i = 1; i&lt;=n; ++i){</text:p>
      <text:p text:style-name="P6"><text:s text:c="8"/>for (int j = 1; j&lt;=n; ++j){</text:p>
      <text:p text:style-name="P6"><text:s text:c="12"/>dist = pow(dist_x[i] - dist_x[j], 2) + pow(dist_y[i] - dist_y[j], 2);</text:p>
      <text:p text:style-name="P6"><text:s text:c="12"/>//printf("%d\n\n", dist);</text:p>
      <text:p text:style-name="P6"><text:s text:c="12"/>if (dist &lt;= d) mtx[i][j] = mtx[j][i] = dist;</text:p>
      <text:p text:style-name="P6"><text:s text:c="8"/>}</text:p>
      <text:p text:style-name="P6"><text:s text:c="4"/>}</text:p>
      <text:p text:style-name="P6"/>
      <text:p text:style-name="P6"><text:s text:c="4"/>dfs(1);</text:p>
      <text:p text:style-name="P6"/>
      <text:p text:style-name="P6"><text:s text:c="4"/>for(int i = 1; i&lt;=n; ++i)</text:p>
      <text:p text:style-name="P6"><text:s text:c="8"/>if (!marcado[i]){ printf("N\n"); return 0;}</text:p>
      <text:p text:style-name="P6"/>
      <text:p text:style-name="P6"><text:s text:c="4"/>printf("S\n");</text:p>
      <text:p text:style-name="P6"><text:s text:c="4"/>return 0;</text:p>
      <text:p text:style-name="P6">}</text:p>
      <text:p text:style-name="P28">FRETE08 <text:span text:style-name="T1">(AGM)</text:span></text:p>
      <text:p text:style-name="P1"/>
      <text:p text:style-name="P1">#include&lt;cstdio&gt;</text:p>
      <text:p text:style-name="P1"/>
      <text:p text:style-name="P2">const int maxn = 1010;</text:p>
      <text:p text:style-name="P2">const int inf = 0x3f3f3f3f; int grafo[maxn][maxn]; int distancia[maxn]; int marcado[maxn]; int n, m;</text:p>
      <text:p text:style-name="P1"/>
      <text:p text:style-name="P1">int arvore_minima(){</text:p>
      <text:p text:style-name="P1"><text:s text:c="3"/>int custo = 0;</text:p>
      <text:p text:style-name="P1"><text:s text:c="3"/>distancia[0] = 0;</text:p>
      <text:p text:style-name="P1"/>
      <text:p text:style-name="P1"><text:s text:c="3"/>for (int i = 0; i&lt;n; ++i){</text:p>
      <text:p text:style-name="P1"><text:s text:c="7"/>int minimo = -1;</text:p>
      <text:p text:style-name="P1"><text:s text:c="7"/>int melhor_distancia = inf;</text:p>
      <text:p text:style-name="P1"/>
      <text:p text:style-name="P1"><text:s text:c="7"/>for (int j=0; j&lt;n; ++j){</text:p>
      <text:p text:style-name="P1"><text:s text:c="11"/>if(!marcado[j] &amp;&amp; distancia[j] &lt; melhor_distancia){</text:p>
      <text:p text:style-name="P1"><text:s text:c="15"/>minimo = j;</text:p>
      <text:p text:style-name="P1"><text:s text:c="15"/>melhor_distancia = distancia[j];</text:p>
      <text:p text:style-name="P1"><text:s text:c="11"/>}</text:p>
      <text:p text:style-name="P1"><text:s text:c="7"/>}</text:p>
      <text:p text:style-name="P1"/>
      <text:p text:style-name="P1"><text:s text:c="7"/>marcado[minimo] = 1;</text:p>
      <text:p text:style-name="P1"><text:s text:c="7"/>custo += distancia[minimo];</text:p>
      <text:p text:style-name="P1"/>
      <text:p text:style-name="P1"><text:s text:c="7"/>for (int j=0; j&lt;n; ++j){</text:p>
      <text:p text:style-name="P1"><text:s text:c="11"/>if (!marcado[j] &amp;&amp; distancia[j] &gt; grafo[minimo][j]){</text:p>
      <text:p text:style-name="P1"><text:s text:c="15"/>distancia[j] = grafo[minimo][j];</text:p>
      <text:p text:style-name="P1"><text:s text:c="11"/>}</text:p>
      <text:p text:style-name="P1"><text:s text:c="7"/>}</text:p>
      <text:p text:style-name="P1"><text:s text:c="3"/>}</text:p>
      <text:p text:style-name="P1"/>
      <text:p text:style-name="P1"><text:s text:c="3"/>return custo;</text:p>
      <text:p text:style-name="P1">}</text:p>
      <text:p text:style-name="P1"/>
      <text:p text:style-name="P1">int main(){</text:p>
      <text:p text:style-name="P1"><text:s text:c="4"/>int a, b, c;</text:p>
      <text:p text:style-name="P1"><text:s text:c="4"/>scanf(" %d %d", &amp;n, &amp;m);</text:p>
      <text:p text:style-name="P1"/>
      <text:p text:style-name="P1"><text:s text:c="4"/>for(int i=0; i&lt;n; ++i){</text:p>
      <text:p text:style-name="P1"><text:s text:c="8"/>for (int j=0; j&lt;n; ++j){</text:p>
      <text:p text:style-name="P1"><text:s text:c="12"/>grafo[j][i] = inf;</text:p>
      <text:p text:style-name="P1"><text:s text:c="8"/>}</text:p>
      <text:p text:style-name="P1"><text:s text:c="8"/>distancia[i] = inf;</text:p>
      <text:p text:style-name="P1"><text:s text:c="8"/>marcado[i] = 0;</text:p>
      <text:p text:style-name="P1"><text:s text:c="4"/>}</text:p>
      <text:p text:style-name="P1"><text:s text:c="4"/>for(int i=0; i&lt;m; ++i) {</text:p>
      <text:p text:style-name="P1"><text:s text:c="8"/>scanf(" %d %d %d", &amp;a, &amp;b, &amp;c);</text:p>
      <text:p text:style-name="P1"><text:s text:c="8"/>grafo[a][b] = c;</text:p>
      <text:p text:style-name="P1"><text:s text:c="8"/>grafo[b][a] = c;</text:p>
      <text:p text:style-name="P1"><text:s text:c="4"/>}</text:p>
      <text:p text:style-name="P1"/>
      <text:p text:style-name="P1"><text:s text:c="4"/>printf("%d\n", arvore_minima());</text:p>
      <text:p text:style-name="P1"/>
      <text:p text:style-name="P1"><text:s text:c="4"/>return 0;</text:p>
      <text:p text:style-name="P1">}</text:p>
      <text:p text:style-name="P29">CORRD11 (qsort)</text:p>
      <text:p text:style-name="P3"/>
      <text:p text:style-name="P18">#include&lt;cstdio&gt;</text:p>
      <text:p text:style-name="P18">#include&lt;cstdlib&gt;</text:p>
      <text:p text:style-name="P18"/>
      <text:p text:style-name="P18">int carros[110];</text:p>
      <text:p text:style-name="P18">int carros_pos[110];</text:p>
      <text:p text:style-name="P18"/>
      <text:p text:style-name="P18">int cmp(const void *n1, const void *n2){</text:p>
      <text:p text:style-name="P18"><text:s text:c="4"/>return (*(int *)n1 - *(int *)n2);</text:p>
      <text:p text:style-name="P18">}</text:p>
      <text:p text:style-name="P18"/>
      <text:p text:style-name="P18">int main(){</text:p>
      <text:p text:style-name="P18"/>
      <text:p text:style-name="P18"><text:s text:c="4"/>int n, m, aux, soma;</text:p>
      <text:p text:style-name="P18"><text:s text:c="4"/>scanf(" %d %d", &amp;n, &amp;m);</text:p>
      <text:p text:style-name="P18"/>
      <text:p text:style-name="P18"><text:s text:c="4"/>for(int i = 1; i &lt;= n; i++){</text:p>
      <text:p text:style-name="P18"><text:s text:c="8"/>soma = 0;</text:p>
      <text:p text:style-name="P18"><text:s text:c="8"/>for(int j = 1; j &lt;= m; j++){</text:p>
      <text:p text:style-name="P18"><text:s text:c="12"/>scanf(" %d", &amp;aux); </text:p>
      <text:p text:style-name="P18"><text:s text:c="12"/>soma += aux;</text:p>
      <text:p text:style-name="P18"><text:s text:c="8"/>}</text:p>
      <text:p text:style-name="P18"><text:s text:c="8"/>carros[i] = soma;</text:p>
      <text:p text:style-name="P18"><text:s text:c="4"/>}</text:p>
      <text:p text:style-name="P18"/>
      <text:p text:style-name="P18"><text:s text:c="4"/>for(int i = 1; i &lt;= n; i++){</text:p>
      <text:p text:style-name="P18"><text:s text:c="8"/>carros_pos[i] = carros[i];</text:p>
      <text:p text:style-name="P18"><text:s text:c="4"/>}</text:p>
      <text:p text:style-name="P18"/>
      <text:p text:style-name="P18"><text:s text:c="4"/>qsort(carros, n+1, 4, cmp);</text:p>
      <text:p text:style-name="P18"/>
      <text:p text:style-name="P18"><text:s text:c="4"/>int pos1;</text:p>
      <text:p text:style-name="P18"><text:s text:c="4"/>for(int i = 1; i &lt;= n; i++){</text:p>
      <text:p text:style-name="P18"><text:s text:c="8"/>if (carros[1] == carros_pos[i]) pos1 = i;</text:p>
      <text:p text:style-name="P18"><text:s text:c="4"/>}</text:p>
      <text:p text:style-name="P18"><text:s text:c="4"/></text:p>
      <text:p text:style-name="P18"><text:s text:c="4"/>printf("%d\n", pos1);</text:p>
      <text:p text:style-name="P18"/>
      <text:p text:style-name="P18"><text:s text:c="4"/>return 0;</text:p>
      <text:p text:style-name="P18">}</text:p>
      <text:p text:style-name="P30">CHAMADA1 (Ordenar em ordem alfabética)</text:p>
      <text:p text:style-name="P21"/>
      <text:p text:style-name="P19">#include&lt;cstdio&gt;</text:p>
      <text:p text:style-name="P19">#include&lt;string.h&gt;</text:p>
      <text:p text:style-name="P19"/>
      <text:p text:style-name="P19"/>
      <text:p text:style-name="P19">int main(){</text:p>
      <text:p text:style-name="P19"><text:s text:c="4"/>int n, k;</text:p>
      <text:p text:style-name="P19"><text:s text:c="4"/>char names[110][25];</text:p>
      <text:p text:style-name="P19"><text:s text:c="4"/>char temp[25];</text:p>
      <text:p text:style-name="P19"><text:s text:c="4"/></text:p>
      <text:p text:style-name="P19"><text:s text:c="4"/>scanf(" %d %d", &amp;n, &amp;k);</text:p>
      <text:p text:style-name="P19"><text:s text:c="4"/>for (int i = 1; i&lt;=n; ++i) scanf(" %s", names[i]);</text:p>
      <text:p text:style-name="P19"/>
      <text:p text:style-name="P19"><text:s text:c="4"/>//for (int i = 1; i&lt;=n; ++i) printf(" %s\n", names[i]);</text:p>
      <text:p text:style-name="P19"><text:s text:c="4"/>//printf("\n");</text:p>
      <text:p text:style-name="P19"/>
      <text:p text:style-name="P19"><text:s text:c="4"/>for (int i = 1; i&lt;=n; ++i)</text:p>
      <text:p text:style-name="P19"><text:s text:c="8"/>for (int j = 1; j&lt;=n; ++j)</text:p>
      <text:p text:style-name="P19"><text:s text:c="12"/>if (strcmp(names[i], names[j]) &lt; 0){</text:p>
      <text:p text:style-name="P19"><text:s text:c="16"/>strcpy(temp, names[i]);</text:p>
      <text:p text:style-name="P19"><text:s text:c="16"/>strcpy(names[i], names[j]);</text:p>
      <text:p text:style-name="P19"><text:s text:c="16"/>strcpy(names[j], temp);</text:p>
      <text:p text:style-name="P19"><text:s text:c="12"/>}</text:p>
      <text:p text:style-name="P19"/>
      <text:p text:style-name="P19"><text:s text:c="4"/>//for (int i = 1; i&lt;=n; ++i) printf(" %s\n", names[i]);</text:p>
      <text:p text:style-name="P19"><text:s text:c="4"/>//printf("\n");</text:p>
      <text:p text:style-name="P19"/>
      <text:p text:style-name="P19"><text:s text:c="4"/>printf("%s\n", names[k]);</text:p>
      <text:p text:style-name="P19"/>
      <text:p text:style-name="P19"><text:s text:c="4"/>return 0;</text:p>
      <text:p text:style-name="P19">}</text:p>
      <text:p text:style-name="P31">ENERGIA (DFS)</text:p>
      <text:p text:style-name="P22"/>
      <text:p text:style-name="P10">#include&lt;cstdio&gt;</text:p>
      <text:p text:style-name="P10"/>
      <text:p text:style-name="P10">const int maxe = 110;</text:p>
      <text:p text:style-name="P10">int grafo[maxe][maxe];</text:p>
      <text:p text:style-name="P10">int visitados[maxe];</text:p>
      <text:p text:style-name="P10">int n_visitados,e;</text:p>
      <text:p text:style-name="P10"/>
      <text:p text:style-name="P10">int dfs(int v){</text:p>
      <text:p text:style-name="P10"><text:s text:c="4"/>visitados[v] = 1;</text:p>
      <text:p text:style-name="P10"><text:s text:c="4"/>++n_visitados;</text:p>
      <text:p text:style-name="P10"/>
      <text:p text:style-name="P10"><text:s text:c="4"/>for (int i = 1; i&lt;=e; ++i)</text:p>
      <text:p text:style-name="P10"><text:s text:c="8"/>if (grafo[v][i] &amp;&amp; !visitados[i])</text:p>
      <text:p text:style-name="P10"><text:s text:c="12"/>dfs(i);</text:p>
      <text:p text:style-name="P10">}</text:p>
      <text:p text:style-name="P10"/>
      <text:p text:style-name="P10">int main(){</text:p>
      <text:p text:style-name="P10"><text:s text:c="4"/>int l, x, y, count=0;</text:p>
      <text:p text:style-name="P10"/>
      <text:p text:style-name="P10"><text:s text:c="4"/>while (true){</text:p>
      <text:p text:style-name="P10"><text:s text:c="8"/>scanf(" %d %d", &amp;e, &amp;l);</text:p>
      <text:p text:style-name="P10"><text:s text:c="8"/>if (e==0) break;</text:p>
      <text:p text:style-name="P10"/>
      <text:p text:style-name="P10"><text:s text:c="8"/>printf("Teste %d\n", ++count);</text:p>
      <text:p text:style-name="P10"/>
      <text:p text:style-name="P10"><text:s text:c="8"/>n_visitados =0;</text:p>
      <text:p text:style-name="P10"><text:s text:c="8"/>for (int i = 1; i&lt;=e; ++i){</text:p>
      <text:p text:style-name="P10"><text:s text:c="12"/>for (int j = 1; j&lt;=e; ++j) grafo[i][j] = grafo[j][i] = 0;</text:p>
      <text:p text:style-name="P10"><text:s text:c="12"/>visitados[i] = 0;</text:p>
      <text:p text:style-name="P10"><text:s text:c="8"/>}</text:p>
      <text:p text:style-name="P10"/>
      <text:p text:style-name="P10"><text:s text:c="8"/>for (int i = 1; i&lt;=l; ++i)</text:p>
      <text:p text:style-name="P10"><text:s text:c="12"/>scanf(" %d %d", &amp;x, &amp;y), grafo[x][y] = grafo[y][x] = 1;</text:p>
      <text:p text:style-name="P10"/>
      <text:p text:style-name="P10"><text:s text:c="8"/>dfs(1);</text:p>
      <text:p text:style-name="P10"/>
      <text:p text:style-name="P10"><text:s text:c="8"/>//printf("%d\n\n", n_visitados);</text:p>
      <text:p text:style-name="P10"/>
      <text:p text:style-name="P10"><text:s text:c="8"/>if (n_visitados == e) printf("normal\n");</text:p>
      <text:p text:style-name="P10"><text:s text:c="8"/>else printf("falha\n");</text:p>
      <text:p text:style-name="P10"><text:s text:c="8"/>printf("\n");</text:p>
      <text:p text:style-name="P10"><text:s text:c="4"/>}</text:p>
      <text:p text:style-name="P10"/>
      <text:p text:style-name="P10"><text:s text:c="4"/>return 0;</text:p>
      <text:p text:style-name="P10">}</text:p>
      <text:p text:style-name="P32">FLIPERAM (qsort)</text:p>
      <text:p text:style-name="P20"/>
      <text:p text:style-name="P20">#include&lt;cstdio&gt;</text:p>
      <text:p text:style-name="P20">#include&lt;cstdlib&gt;</text:p>
      <text:p text:style-name="P20"/>
      <text:p text:style-name="P20">const int maxn = 10100;</text:p>
      <text:p text:style-name="P20">int array[maxn];</text:p>
      <text:p text:style-name="P20"/>
      <text:p text:style-name="P20">int cmp(const void *n1, const void *n2){</text:p>
      <text:p text:style-name="P20"><text:s text:c="8"/>return (*(int *)n2 - *(int *)n1);</text:p>
      <text:p text:style-name="P20">}</text:p>
      <text:p text:style-name="P20"/>
      <text:p text:style-name="P20">int main(){</text:p>
      <text:p text:style-name="P20"><text:s text:c="4"/>int n, m, n_atual;</text:p>
      <text:p text:style-name="P20"/>
      <text:p text:style-name="P20"><text:s text:c="4"/>scanf (" %d %d", &amp;n, &amp;m);</text:p>
      <text:p text:style-name="P20"/>
      <text:p text:style-name="P20"><text:s text:c="4"/>for (int i = 0; i&lt;n; ++i){</text:p>
      <text:p text:style-name="P20"><text:s text:c="8"/>scanf(" %d", &amp;n_atual);</text:p>
      <text:p text:style-name="P20"><text:s text:c="8"/>array[i] = n_atual;</text:p>
      <text:p text:style-name="P20"><text:s text:c="4"/>}</text:p>
      <text:p text:style-name="P20"/>
      <text:p text:style-name="P20"><text:s text:c="4"/>qsort(array, n, 4, cmp); </text:p>
      <text:p text:style-name="P20"/>
      <text:p text:style-name="P20"><text:s text:c="4"/>for (int i =0 ; i&lt;m; ++i) printf("%d\n", array[i]);</text:p>
      <text:p text:style-name="P20"/>
      <text:p text:style-name="P20"/>
      <text:p text:style-name="P20"><text:s text:c="4"/>return 0;</text:p>
      <text:p text:style-name="P20">}</text:p>
      <text:p text:style-name="P33">FUSOES (Union Find)</text:p>
      <text:p text:style-name="P14"/>
      <text:p text:style-name="P11">#include&lt;cstdio&gt;</text:p>
      <text:p text:style-name="P11"/>
      <text:p text:style-name="P11">const int maxn = 100100;</text:p>
      <text:p text:style-name="P11">int pai[maxn];</text:p>
      <text:p text:style-name="P11">int rank[maxn];</text:p>
      <text:p text:style-name="P11">int bancos[maxn];</text:p>
      <text:p text:style-name="P11">int n, k;</text:p>
      <text:p text:style-name="P11"/>
      <text:p text:style-name="P11">int find(int a){</text:p>
      <text:p text:style-name="P11"><text:s text:c="4"/>if(pai[a] ==a) return a;</text:p>
      <text:p text:style-name="P11"><text:s text:c="4"/>pai[a] = find(pai[a]);</text:p>
      <text:p text:style-name="P11"><text:s text:c="4"/>return pai[a];</text:p>
      <text:p text:style-name="P11">}</text:p>
      <text:p text:style-name="P11"/>
      <text:p text:style-name="P11">int make_union(int a, int b){</text:p>
      <text:p text:style-name="P11"><text:s text:c="4"/>int pai_a = find(a);</text:p>
      <text:p text:style-name="P11"><text:s text:c="4"/>int pai_b = find(b);</text:p>
      <text:p text:style-name="P11"><text:s text:c="4"/>if(rank[pai_a] &gt; rank[pai_b]) pai[pai_b] = pai_a;</text:p>
      <text:p text:style-name="P11"><text:s text:c="4"/>else if(rank[pai_b] &gt; rank[pai_a]) pai[pai_a] = pai_b;</text:p>
      <text:p text:style-name="P11"><text:s text:c="4"/>else pai[pai_b] = pai_a, rank[pai_a]++;</text:p>
      <text:p text:style-name="P11">}</text:p>
      <text:p text:style-name="P11"/>
      <text:p text:style-name="P11">int main(){</text:p>
      <text:p text:style-name="P11"><text:s text:c="4"/>char f;</text:p>
      <text:p text:style-name="P11"><text:s text:c="4"/>int a, b;</text:p>
      <text:p text:style-name="P11"/>
      <text:p text:style-name="P11"><text:s text:c="4"/>scanf(" %d %d", &amp;n, &amp;k);</text:p>
      <text:p text:style-name="P11"/>
      <text:p text:style-name="P11"><text:s text:c="4"/>for(int i = 1; i&lt;=n; ++i){</text:p>
      <text:p text:style-name="P11"><text:s text:c="8"/>pai[i] = i;</text:p>
      <text:p text:style-name="P11"><text:s text:c="8"/>rank[i] = 0;</text:p>
      <text:p text:style-name="P11"><text:s text:c="4"/>}</text:p>
      <text:p text:style-name="P11"><text:s text:c="4"/>for(int i = 1; i&lt;=k; ++i){</text:p>
      <text:p text:style-name="P11"><text:s text:c="8"/>scanf(" %c", &amp;f);</text:p>
      <text:p text:style-name="P11"><text:s text:c="8"/>scanf(" %d %d", &amp;a, &amp;b);</text:p>
      <text:p text:style-name="P11"/>
      <text:p text:style-name="P11"><text:s text:c="8"/>if (f =='C'){</text:p>
      <text:p text:style-name="P11"><text:s text:c="12"/>if(find(a) == find(b)) printf("S\n");</text:p>
      <text:p text:style-name="P11"><text:s text:c="12"/>else printf("N\n");</text:p>
      <text:p text:style-name="P11"><text:s text:c="8"/>}</text:p>
      <text:p text:style-name="P11"><text:s text:c="8"/>else{</text:p>
      <text:p text:style-name="P11"><text:s text:c="12"/>make_union(a, b);</text:p>
      <text:p text:style-name="P11"><text:s text:c="8"/>}</text:p>
      <text:p text:style-name="P11"><text:s text:c="4"/>}</text:p>
      <text:p text:style-name="P11"><text:s text:c="4"/>return 0;</text:p>
      <text:p text:style-name="P11">}</text:p>
      <text:p text:style-name="P34">REUNIAO2 (floyd-warshall)</text:p>
      <text:p text:style-name="P15"/>
      <text:p text:style-name="P12">#include&lt;cstdio&gt;</text:p>
      <text:p text:style-name="P12"/>
      <text:p text:style-name="P12">const int inf = 0x3f3f3f3f;</text:p>
      <text:p text:style-name="P12">const int maxn = 110;</text:p>
      <text:p text:style-name="P12">int grafo[maxn][maxn];</text:p>
      <text:p text:style-name="P12"/>
      <text:p text:style-name="P12">int main(){</text:p>
      <text:p text:style-name="P12"><text:s text:c="4"/>int n, m, x, y, z;</text:p>
      <text:p text:style-name="P12"><text:s text:c="4"/>int maior_distancia=-1;</text:p>
      <text:p text:style-name="P12"><text:s text:c="4"/>int menor = inf;</text:p>
      <text:p text:style-name="P12"/>
      <text:p text:style-name="P12"><text:s text:c="4"/>scanf(" %d %d", &amp;n, &amp;m);</text:p>
      <text:p text:style-name="P12"/>
      <text:p text:style-name="P12"><text:s text:c="4"/>for(int i=0; i&lt;n; ++i){</text:p>
      <text:p text:style-name="P12"><text:s text:c="8"/>for(int j = 0; j&lt;n; ++j){</text:p>
      <text:p text:style-name="P12"><text:s text:c="12"/>if(i==j) grafo[i][j] = 0;</text:p>
      <text:p text:style-name="P12"><text:s text:c="12"/>else grafo[i][j] = inf;</text:p>
      <text:p text:style-name="P12"><text:s text:c="8"/>}</text:p>
      <text:p text:style-name="P12"><text:s text:c="4"/>}</text:p>
      <text:p text:style-name="P12"/>
      <text:p text:style-name="P12"><text:s text:c="4"/>for(int i=0; i&lt;m; ++i){</text:p>
      <text:p text:style-name="P12"><text:s text:c="8"/>scanf(" %d %d %d", <text:s/>&amp;x, &amp;y, &amp;z);</text:p>
      <text:p text:style-name="P12"><text:s text:c="8"/>if(z &lt; grafo[x][y]){</text:p>
      <text:p text:style-name="P12"><text:s text:c="12"/>grafo[x][y] = grafo[y][x] = z;</text:p>
      <text:p text:style-name="P12"><text:s text:c="8"/>}</text:p>
      <text:p text:style-name="P12"><text:s text:c="4"/>}</text:p>
      <text:p text:style-name="P12"/>
      <text:p text:style-name="P12"><text:s text:c="4"/>for (int k = 0; k&lt;n; ++k){</text:p>
      <text:p text:style-name="P12"><text:s text:c="8"/>for (int i = 0; i&lt;n; ++i){</text:p>
      <text:p text:style-name="P12"><text:s text:c="12"/>for (int j = 0; j&lt;n; ++j){</text:p>
      <text:p text:style-name="P12"><text:s text:c="16"/>if(grafo[i][k] + grafo[k][j] &lt; grafo[i][j]) grafo[i][j] = grafo[i][k] + grafo[k][j];</text:p>
      <text:p text:style-name="P12"><text:s text:c="12"/>}</text:p>
      <text:p text:style-name="P12"><text:s text:c="8"/>}</text:p>
      <text:p text:style-name="P12"><text:s text:c="4"/>}</text:p>
      <text:p text:style-name="P12"><text:s text:c="4"/>for (int i = 0; i&lt;n; ++i){</text:p>
      <text:p text:style-name="P12"><text:s text:c="8"/>for (int j = 0; j&lt;n; ++j)</text:p>
      <text:p text:style-name="P12"><text:s text:c="12"/>if (grafo[i][j] &gt; maior_distancia) maior_distancia = grafo[i][j];</text:p>
      <text:p text:style-name="P12"/>
      <text:p text:style-name="P12"><text:s text:c="8"/>if(maior_distancia &lt; menor) </text:p>
      <text:p text:style-name="P12"><text:s text:c="12"/>menor = maior_distancia;</text:p>
      <text:p text:style-name="P12"><text:s text:c="8"/>maior_distancia = -1;</text:p>
      <text:p text:style-name="P12"><text:s text:c="4"/>}</text:p>
      <text:p text:style-name="P12"><text:s text:c="4"/>printf("%d\n", menor);</text:p>
      <text:p text:style-name="P12"><text:s text:c="6"/></text:p>
      <text:p text:style-name="P12"><text:s text:c="4"/>return 0;</text:p>
      <text:p text:style-name="P12">}</text:p>
      <text:p text:style-name="P16"><text:soft-page-break/>Prefeito Tecnológico (Problema da Mochila)</text:p>
      <text:p text:style-name="P13"/>
      <text:p text:style-name="P4">#include&lt;bits/stdc++.h&gt;</text:p>
      <text:p text:style-name="P4"><text:s/></text:p>
      <text:p text:style-name="P4">const int maxn = 100;</text:p>
      <text:p text:style-name="P4">int custos[maxn];</text:p>
      <text:p text:style-name="P4">int votos[maxn];</text:p>
      <text:p text:style-name="P4">int mtx[maxn][maxn];</text:p>
      <text:p text:style-name="P4">int gastos[maxn][maxn];</text:p>
      <text:p text:style-name="P4">int maior;</text:p>
      <text:p text:style-name="P4"><text:s/></text:p>
      <text:p text:style-name="P4">inline int max(int a, int b){</text:p>
      <text:p text:style-name="P4"><text:s text:c="4"/>maior = a&lt;b ? b: a;</text:p>
      <text:p text:style-name="P4"><text:s text:c="4"/>return maior;</text:p>
      <text:p text:style-name="P4">}</text:p>
      <text:p text:style-name="P4">int main(){</text:p>
      <text:p text:style-name="P4"><text:s text:c="4"/>int t;</text:p>
      <text:p text:style-name="P4"><text:s text:c="4"/>int qtd_itens, caixa;</text:p>
      <text:p text:style-name="P4"><text:s/></text:p>
      <text:p text:style-name="P4"><text:s text:c="4"/>scanf(" %d", &amp;t);</text:p>
      <text:p text:style-name="P4"><text:s/></text:p>
      <text:p text:style-name="P4"><text:s text:c="4"/>while(t--){</text:p>
      <text:p text:style-name="P4"><text:s text:c="8"/>scanf(" %d %d", &amp;caixa,&amp;qtd_itens);</text:p>
      <text:p text:style-name="P4"><text:s/></text:p>
      <text:p text:style-name="P4"><text:s text:c="8"/>for (int i = 1; i &lt;= qtd_itens; ++i){</text:p>
      <text:p text:style-name="P4"><text:s text:c="12"/>scanf(" %d %d", &amp;custos[i], &amp;votos[i]);</text:p>
      <text:p text:style-name="P4"><text:s text:c="12"/>mtx[i][0] = 0;</text:p>
      <text:p text:style-name="P4"><text:s text:c="8"/>}</text:p>
      <text:p text:style-name="P4"><text:s/></text:p>
      <text:p text:style-name="P4"><text:s text:c="8"/>for(int i =0; i&lt;=caixa; ++i)</text:p>
      <text:p text:style-name="P4"><text:s text:c="12"/>mtx[0][i] = 0;</text:p>
      <text:p text:style-name="P4"><text:s/></text:p>
      <text:p text:style-name="P4"><text:s text:c="8"/>memset(gastos, 0, sizeof(gastos));</text:p>
      <text:p text:style-name="P4"><text:s/></text:p>
      <text:p text:style-name="P4"><text:s text:c="8"/>for(int i = 1; i&lt;=qtd_itens; ++i)</text:p>
      <text:p text:style-name="P4"><text:s text:c="12"/>for (int j = 1; j&lt;=caixa; ++j)</text:p>
      <text:p text:style-name="P4"><text:s text:c="16"/>if(custos[i] &gt; j){</text:p>
      <text:p text:style-name="P4"><text:s text:c="20"/>mtx[i][j] = mtx[i-1][j];</text:p>
      <text:p text:style-name="P4"><text:s text:c="20"/>gastos[i][j] = gastos[i-1][j];</text:p>
      <text:p text:style-name="P4"><text:s text:c="16"/>}</text:p>
      <text:p text:style-name="P4"><text:s text:c="16"/>else{</text:p>
      <text:p text:style-name="P4"><text:s text:c="20"/>if(mtx[i-1][j] &lt; mtx[i-1][j - custos[i]] + votos[i]){</text:p>
      <text:p text:style-name="P4"><text:s text:c="24"/>mtx[i][j] = mtx[i-1][j - custos[i]] + votos[i];</text:p>
      <text:p text:style-name="P4"><text:s text:c="24"/>gastos[i][j] = gastos[i-1][j - custos[i]] + custos[i];</text:p>
      <text:p text:style-name="P4"><text:s text:c="20"/>}</text:p>
      <text:p text:style-name="P4"><text:s text:c="20"/>else{</text:p>
      <text:p text:style-name="P4"><text:s text:c="24"/>mtx[i][j] = mtx[i-1][j];</text:p>
      <text:p text:style-name="P4"><text:s text:c="24"/>gastos[i][j] = gastos[i-1][j];</text:p>
      <text:p text:style-name="P4"><text:s text:c="20"/>}</text:p>
      <text:p text:style-name="P4"><text:s text:c="16"/>}</text:p>
      <text:p text:style-name="P4"><text:s/></text:p>
      <text:p text:style-name="P4"><text:s text:c="8"/>mtx[qtd_itens][caixa] ? printf("%d %d\n", mtx[qtd_itens][caixa], caixa-gastos[qtd_itens][caixa]) : printf("NO FUNDS\n");</text:p>
      <text:p text:style-name="P4"><text:s text:c="4"/>}</text:p>
      <text:p text:style-name="P4"><text:s text:c="4"/>return 0;</text:p>
      <text:p text:style-name="P4">}</text:p>
      <text:p text:style-name="P24"><text:soft-page-break/>Fatorial (Algoritmo do Troco)</text:p>
      <text:p text:style-name="P23"/>
      <text:p text:style-name="P23">#include&lt;cstdio&gt;</text:p>
      <text:p text:style-name="P23"><text:s/></text:p>
      <text:p text:style-name="P23">int main(){</text:p>
      <text:p text:style-name="P23"><text:s text:c="4"/>int n;</text:p>
      <text:p text:style-name="P23"><text:s text:c="4"/>int fatoriais[10];</text:p>
      <text:p text:style-name="P23"><text:s/></text:p>
      <text:p text:style-name="P23"><text:s text:c="4"/>scanf(" %d", &amp;n);</text:p>
      <text:p text:style-name="P23"><text:s/></text:p>
      <text:p text:style-name="P23"><text:s text:c="4"/>fatoriais[0] = 1;</text:p>
      <text:p text:style-name="P23"><text:s text:c="4"/>for(int i = 1; i&lt;=8; ++i)</text:p>
      <text:p text:style-name="P23"><text:s text:c="8"/>fatoriais[i] = fatoriais[i-1] * i;</text:p>
      <text:p text:style-name="P23"><text:s text:c="5"/></text:p>
      <text:p text:style-name="P23"><text:s text:c="4"/>//for(int i = 0; i&lt;8; ++i)</text:p>
      <text:p text:style-name="P23"><text:s text:c="8"/>//printf("%d ", fatoriais[i]);</text:p>
      <text:p text:style-name="P23"><text:s text:c="4"/>//printf("\n");</text:p>
      <text:p text:style-name="P23"><text:s/></text:p>
      <text:p text:style-name="P23"><text:s text:c="4"/>int aux=0;</text:p>
      <text:p text:style-name="P23"><text:s text:c="4"/>for(int i = 8; i&gt;=1;--i){</text:p>
      <text:p text:style-name="P23"><text:s text:c="8"/>if(n&gt;=fatoriais[i]){</text:p>
      <text:p text:style-name="P23"><text:s text:c="12"/>aux += n/fatoriais[i];</text:p>
      <text:p text:style-name="P23"><text:s text:c="12"/>n %= fatoriais[i];</text:p>
      <text:p text:style-name="P23"><text:s text:c="8"/>}</text:p>
      <text:p text:style-name="P23"><text:s text:c="4"/>}</text:p>
      <text:p text:style-name="P23"><text:s/></text:p>
      <text:p text:style-name="P23"><text:s text:c="4"/>printf("%d\n", aux);</text:p>
      <text:p text:style-name="P23"><text:s/></text:p>
      <text:p text:style-name="P23"><text:s text:c="4"/>return 0;</text:p>
      <text:p text:style-name="P23">}</text:p>
      <text:p text:style-name="P23"/>
      <text:p text:style-name="P35">Troco (Subset sum – <text:span text:style-name="T3">se há determinada </text:span>soma <text:span text:style-name="T3">em </text:span>subconjunto)</text:p>
      <text:p text:style-name="P26"/>
      <text:p text:style-name="P17">#include&lt;cstdio&gt;</text:p>
      <text:p text:style-name="P17">#include&lt;algorithm&gt;</text:p>
      <text:p text:style-name="P17"><text:s/></text:p>
      <text:p text:style-name="P17">inline int cmp(int a, int b){</text:p>
      <text:p text:style-name="P17"><text:s text:c="4"/>return a&gt;b;</text:p>
      <text:p text:style-name="P17">}</text:p>
      <text:p text:style-name="P17"><text:s/></text:p>
      <text:p text:style-name="P17">int main(){</text:p>
      <text:p text:style-name="P17"><text:s text:c="4"/>int v, m, solucao_atual;</text:p>
      <text:p text:style-name="P17"><text:s/></text:p>
      <text:p text:style-name="P17"><text:s text:c="4"/>scanf(" %d %d", &amp;v, &amp;m);</text:p>
      <text:p text:style-name="P17"><text:s/></text:p>
      <text:p text:style-name="P17"><text:s text:c="4"/>int moedas[m];</text:p>
      <text:p text:style-name="P17"><text:s text:c="4"/>int tabela[m+1][v+1];</text:p>
      <text:p text:style-name="P17"><text:s/></text:p>
      <text:p text:style-name="P17"><text:s text:c="4"/>for(int i = 1; i&lt;=m; ++i)</text:p>
      <text:p text:style-name="P17"><text:s text:c="8"/>scanf(" %d", &amp;moedas[i]);</text:p>
      <text:p text:style-name="P17"><text:s/></text:p>
      <text:p text:style-name="P17"><text:s text:c="4"/>std::sort(moedas+1, moedas+m+1, cmp); // Ordena do maior para o menor.</text:p>
      <text:p text:style-name="P17"><text:s/></text:p>
      <text:p text:style-name="P17"><text:s text:c="4"/>for(int i = 0; i&lt;=m; ++i)</text:p>
      <text:p text:style-name="P17"><text:s text:c="8"/>tabela[i][0] = 1;</text:p>
      <text:p text:style-name="P17"><text:s/></text:p>
      <text:p text:style-name="P17"><text:s text:c="4"/>for (int j = 1; j&lt;=v; ++j){</text:p>
      <text:p text:style-name="P17"><text:s text:c="8"/>tabela[0][j] = 0;</text:p>
      <text:p text:style-name="P17"><text:s text:c="4"/>}</text:p>
      <text:p text:style-name="P17"><text:s/></text:p>
      <text:p text:style-name="P17"><text:s text:c="4"/>for(int i = 1; i&lt;=m; ++i)</text:p>
      <text:p text:style-name="P17"><text:s text:c="8"/>for(int j = 1; j&lt;=v; ++j){</text:p>
      <text:p text:style-name="P17"><text:s text:c="12"/>if(j - moedas[i] &gt;= 0)</text:p>
      <text:p text:style-name="P17"><text:s text:c="16"/>if(moedas[i] - j == 0)</text:p>
      <text:p text:style-name="P17"><text:s text:c="20"/>tabela[i][j] = 1;</text:p>
      <text:p text:style-name="P17"><text:s text:c="16"/>else if(tabela[i-1][j])</text:p>
      <text:p text:style-name="P17"><text:s text:c="20"/>tabela[i][j] = 1;</text:p>
      <text:p text:style-name="P17"><text:s text:c="16"/>else if(tabela[i-1][j-moedas[i]])</text:p>
      <text:p text:style-name="P17"><text:s text:c="20"/>tabela[i][j] = 1;</text:p>
      <text:p text:style-name="P17"><text:s text:c="16"/>else</text:p>
      <text:p text:style-name="P17"><text:s text:c="20"/>tabela[i][j] = 0;</text:p>
      <text:p text:style-name="P17"><text:s text:c="12"/>else</text:p>
      <text:p text:style-name="P17"><text:s text:c="16"/>tabela[i][j] = 0;</text:p>
      <text:p text:style-name="P17"><text:s text:c="8"/>}</text:p>
      <text:p text:style-name="P17"><text:s/></text:p>
      <text:p text:style-name="P17"><text:s text:c="4"/>printf(tabela[m][v] ? "S\n" : "N\n");</text:p>
      <text:p text:style-name="P17"><text:s/></text:p>
      <text:p text:style-name="P17"><text:s text:c="4"/>return 0;</text:p>
      <text:p text:style-name="P17">}</text:p>
      <text:p text:style-name="P37">URI 1307 (Maior Divisor Comum - Elevar N<text:span text:style-name="T5">ú</text:span>meros Inteiros - Inteiro para Bin<text:span text:style-name="T4">á</text:span>rio)</text:p>
      <text:p text:style-name="P5"/>
      <text:p text:style-name="P8">#include&lt;bits/stdc++.h&gt;</text:p>
      <text:p text:style-name="P8"/>
      <text:p text:style-name="P8">using namespace std;</text:p>
      <text:p text:style-name="P8"/>
      <text:p text:style-name="P8">int gcd(unsigned int a, unsigned int b){</text:p>
      <text:p text:style-name="P8"><text:s text:c="4"/>return b == 0 ? a: gcd(b, a%b);</text:p>
      <text:p text:style-name="P8">}</text:p>
      <text:p text:style-name="P8"/>
      <text:p text:style-name="P8">int apow(int n, int m){</text:p>
      <text:p text:style-name="P8"><text:s text:c="4"/>int r = 1;</text:p>
      <text:p text:style-name="P8"><text:s text:c="4"/>while(m){</text:p>
      <text:p text:style-name="P8"><text:s text:c="8"/>if (m &amp; 1)</text:p>
      <text:p text:style-name="P8"><text:s text:c="12"/>r *= n;</text:p>
      <text:p text:style-name="P8"><text:s text:c="8"/>m &gt;&gt;=1;</text:p>
      <text:p text:style-name="P8"><text:s text:c="8"/>n *= n;</text:p>
      <text:p text:style-name="P8"><text:s text:c="4"/>}</text:p>
      <text:p text:style-name="P8"><text:s text:c="4"/>return r;</text:p>
      <text:p text:style-name="P8">}</text:p>
      <text:p text:style-name="P8"/>
      <text:p text:style-name="P8">unsigned int to_bin(string s){</text:p>
      <text:p text:style-name="P8"><text:s text:c="4"/>int size_s = s.size();</text:p>
      <text:p text:style-name="P8"><text:s text:c="4"/>unsigned int c = 0;</text:p>
      <text:p text:style-name="P8"><text:s text:c="4"/>for(int i = size_s-1; i&gt;=0; --i){</text:p>
      <text:p text:style-name="P8"><text:s text:c="8"/>if (s[i] == '1'){</text:p>
      <text:p text:style-name="P8"><text:s text:c="12"/>c += apow(2, (size_s-1)-i);</text:p>
      <text:p text:style-name="P8"><text:s text:c="8"/>}</text:p>
      <text:p text:style-name="P8"><text:s text:c="4"/>}</text:p>
      <text:p text:style-name="P8"><text:s text:c="4"/>return c;</text:p>
      <text:p text:style-name="P8">}</text:p>
      <text:p text:style-name="P8"/>
      <text:p text:style-name="P8">int main(){</text:p>
      <text:p text:style-name="P8"><text:s text:c="4"/>int t, c=0;</text:p>
      <text:p text:style-name="P8"><text:s text:c="4"/>string s1;</text:p>
      <text:p text:style-name="P8"><text:s text:c="4"/>string s2;</text:p>
      <text:p text:style-name="P8"/>
      <text:p text:style-name="P8"><text:s text:c="4"/>scanf(" %d", &amp;t);</text:p>
      <text:p text:style-name="P8"/>
      <text:p text:style-name="P8"><text:s text:c="4"/>while(t--){</text:p>
      <text:p text:style-name="P8"><text:s text:c="8"/>cin &gt;&gt; s1 &gt;&gt; s2;</text:p>
      <text:p text:style-name="P8"/>
      <text:p text:style-name="P8"><text:s text:c="8"/>unsigned int a = to_bin(s1);</text:p>
      <text:p text:style-name="P8"><text:s text:c="8"/>int b = to_bin(s2);</text:p>
      <text:p text:style-name="P8"/>
      <text:p text:style-name="P8"><text:s text:c="8"/>if (gcd(a, b) == 1)</text:p>
      <text:p text:style-name="P8"><text:s text:c="12"/>printf("Pair #%d: Love is not all you need!\n", ++c);</text:p>
      <text:p text:style-name="P8"><text:s text:c="8"/>else</text:p>
      <text:p text:style-name="P8"><text:s text:c="12"/>printf("Pair #%d: All you need is love!\n", ++c);</text:p>
      <text:p text:style-name="P8"><text:s text:c="4"/>}</text:p>
      <text:p text:style-name="P8"><text:s text:c="4"/>return 0;</text:p>
      <text:p text:style-name="P8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nar </meta:initial-creator>
    <meta:creation-date>2016-04-29T15:01:26.580413247</meta:creation-date>
    <dc:date>2016-08-04T16:43:06.553848595</dc:date>
    <meta:editing-duration>PT38M55S</meta:editing-duration>
    <meta:editing-cycles>32</meta:editing-cycles>
    <meta:generator>LibreOffice/5.1.4.2$Linux_X86_64 LibreOffice_project/10m0$Build-2</meta:generator>
    <meta:document-statistic meta:table-count="0" meta:image-count="0" meta:object-count="0" meta:page-count="13" meta:paragraph-count="453" meta:word-count="1446" meta:character-count="10622" meta:non-whitespace-character-count="7248"/>
  </office:meta>
</office:document-meta>
</file>